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176b1" style:font-size-asian="16pt" style:font-size-complex="16pt"/>
    </style:style>
    <style:style style:name="P2" style:family="paragraph" style:parent-style-name="Text_20_body">
      <style:text-properties officeooo:rsid="002044e9" officeooo:paragraph-rsid="003176b1"/>
    </style:style>
    <style:style style:name="P3" style:family="paragraph" style:parent-style-name="Text_20_body">
      <style:text-properties officeooo:rsid="00317a8c" officeooo:paragraph-rsid="00317a8c"/>
    </style:style>
    <style:style style:name="P4" style:family="paragraph" style:parent-style-name="Heading_20_3">
      <style:text-properties officeooo:paragraph-rsid="003176b1"/>
    </style:style>
    <style:style style:name="P5" style:family="paragraph" style:parent-style-name="Heading_20_3">
      <style:paragraph-properties fo:break-before="page"/>
      <style:text-properties officeooo:rsid="00317a8c" officeooo:paragraph-rsid="00317a8c"/>
    </style:style>
    <style:style style:name="P6" style:family="paragraph" style:parent-style-name="Heading_20_1" style:master-page-name="Right_20_Page">
      <style:paragraph-properties style:page-number="auto"/>
      <style:text-properties officeooo:rsid="00317a8c" officeooo:paragraph-rsid="00317a8c"/>
    </style:style>
    <style:style style:name="T1" style:family="text">
      <style:text-properties officeooo:rsid="000f14e3"/>
    </style:style>
    <style:style style:name="T2" style:family="text">
      <style:text-properties officeooo:rsid="001f1efa"/>
    </style:style>
    <style:style style:name="T3" style:family="text">
      <style:text-properties officeooo:rsid="001fd429"/>
    </style:style>
    <style:style style:name="T4" style:family="text">
      <style:text-properties officeooo:rsid="001dad2a"/>
    </style:style>
    <style:style style:name="T5" style:family="text">
      <style:text-properties officeooo:rsid="00317a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The Pony Man</text:h>
      <text:h text:style-name="Heading_20_2" text:outline-level="2">(<text:span text:style-name="T2">Gordon Lightfoot</text:span>)</text:h>
      <text:p text:style-name="Text_20_body">Time Signature: <text:span text:style-name="T1">4</text:span>/4</text:p>
      <text:p text:style-name="Text_20_body">Chords: <text:span text:style-name="T3">C, D, D7, G</text:span></text:p>
      <text:p text:style-name="Text_20_body">Tempo: 1<text:span text:style-name="T5">0</text:span>0 - 1<text:span text:style-name="T5">2</text:span>0 BPM</text:p>
      <text:p text:style-name="P1"/>
      <text:h text:style-name="P5" text:outline-level="3">[VERSE 1]</text:h>
      <text:p text:style-name="P3"><text:s text:c="13"/>G <text:s text:c="18"/></text:p>
      <text:p text:style-name="P3">When it's midnight on the meadow </text:p>
      <text:p text:style-name="P3"><text:s text:c="9"/>C <text:s text:c="15"/>G</text:p>
      <text:p text:style-name="P3">and the cats are in the shed</text:p>
      <text:p text:style-name="P3"><text:s text:c="24"/>C <text:s text:c="2"/></text:p>
      <text:p text:style-name="P3">And the river tells a story </text:p>
      <text:p text:style-name="P3"><text:s text:c="10"/>D <text:s text:c="9"/>D7</text:p>
      <text:p text:style-name="P3">at the window by my bed</text:p>
      <text:p text:style-name="P3"><text:s text:c="9"/>G <text:s text:c="16"/></text:p>
      <text:p text:style-name="P3">If you listen very closely </text:p>
      <text:p text:style-name="P3"><text:s text:c="8"/>C <text:s text:c="10"/>G </text:p>
      <text:p text:style-name="P3">be as quiet as you can</text:p>
      <text:p text:style-name="P3"><text:s text:c="20"/>C <text:s text:c="6"/></text:p>
      <text:p text:style-name="P3">In the yard you'll hear him </text:p>
      <text:p text:style-name="P3"><text:s text:c="3"/>D <text:s text:c="11"/>G </text:p>
      <text:p text:style-name="P3">it is the pony man.</text:p>
      <text:h text:style-name="Heading_20_3" text:outline-level="3">[VERSE 2]</text:h>
      <text:p text:style-name="P3"><text:s text:c="8"/>G <text:s text:c="22"/></text:p>
      <text:p text:style-name="P3">We're always there to greet him </text:p>
      <text:p text:style-name="P3"><text:s text:c="11"/>C <text:s text:c="9"/>G</text:p>
      <text:p text:style-name="P3">when he tumbles into town</text:p>
      <text:p text:style-name="P3"><text:s text:c="23"/>C <text:s text:c="3"/></text:p>
      <text:p text:style-name="P3">He leads a string of ponies </text:p>
      <text:p text:style-name="P3"><text:s text:c="11"/>D <text:s text:c="17"/>D7 </text:p>
      <text:p text:style-name="P3">some are white and some are brown</text:p>
      <text:p text:style-name="P3"><text:s text:c="11"/>G <text:s text:c="25"/></text:p>
      <text:p text:style-name="P3">And they never seem to kick or bite </text:p>
      <text:p text:style-name="P3"><text:s text:c="7"/>C <text:s text:c="10"/>G <text:s text:c="6"/></text:p>
      <text:p text:style-name="P3">they only want to play</text:p>
      <text:p text:style-name="P3"><text:s text:c="25"/>C <text:s text:c="3"/></text:p>
      <text:p text:style-name="P3">And they live on candy apples </text:p>
      <text:p text:style-name="P3"><text:s text:c="3"/>D <text:s text:c="16"/>G <text:s/></text:p>
      <text:p text:style-name="P3">instead of oats and hay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<text:soft-page-break/>[VERSE 3]</text:h>
      <text:p text:style-name="P3"><text:s text:c="6"/>G <text:s text:c="21"/></text:p>
      <text:p text:style-name="P3">And when we're all assembled </text:p>
      <text:p text:style-name="P3"><text:s text:c="5"/>C <text:s text:c="12"/>G</text:p>
      <text:p text:style-name="P3">he gives a soft command</text:p>
      <text:p text:style-name="P3"><text:s text:c="27"/>C <text:s text:c="2"/></text:p>
      <text:p text:style-name="P3">And we climb aboard our ponies </text:p>
      <text:p text:style-name="P3"><text:s text:c="3"/>D <text:s text:c="14"/>D7 <text:s/></text:p>
      <text:p text:style-name="P3">as in a row they stand</text:p>
      <text:p text:style-name="P3"><text:s text:c="7"/>G <text:s text:c="20"/></text:p>
      <text:p text:style-name="P3">Then down the road we gallop </text:p>
      <text:p text:style-name="P3"><text:s text:c="7"/>C <text:s text:c="17"/>G <text:s text:c="2"/></text:p>
      <text:p text:style-name="P3">and across the fields we fly</text:p>
      <text:p text:style-name="P3"><text:s text:c="22"/>C <text:s text:c="7"/></text:p>
      <text:p text:style-name="P3">And soon we all go sailing off </text:p>
      <text:p text:style-name="P3"><text:s text:c="2"/>D <text:s text:c="15"/>G </text:p>
      <text:p text:style-name="P3">into the midnight sky.</text:p>
      <text:h text:style-name="Heading_20_3" text:outline-level="3">[VERSE 4]</text:h>
      <text:p text:style-name="P3"><text:s text:c="4"/>G <text:s text:c="21"/></text:p>
      <text:p text:style-name="P3">And as we gaily rock along </text:p>
      <text:p text:style-name="P3"><text:s text:c="2"/>C <text:s text:c="15"/>G </text:p>
      <text:p text:style-name="P3">beside a ripplin' sea</text:p>
      <text:p text:style-name="P3"><text:s text:c="25"/>C <text:s text:c="2"/></text:p>
      <text:p text:style-name="P3">There's Tom 'n Dick 'n Sally </text:p>
      <text:p text:style-name="P3"><text:s text:c="5"/>D <text:s text:c="10"/>D7</text:p>
      <text:p text:style-name="P3">and Mary Joe and me</text:p>
      <text:p text:style-name="P3"><text:s text:c="10"/>G <text:s text:c="16"/></text:p>
      <text:p text:style-name="P3">And the pony man is leading </text:p>
      <text:p text:style-name="P3"><text:s text:c="15"/>C <text:s text:c="11"/>G <text:s text:c="7"/></text:p>
      <text:p text:style-name="P3">cause he's travelled here before</text:p>
      <text:p text:style-name="P3"><text:s text:c="30"/>C <text:s text:c="2"/></text:p>
      <text:p text:style-name="P3">And he gives a whoop and a holler </text:p>
      <text:p text:style-name="P3"><text:s text:c="3"/>D <text:s text:c="17"/>G </text:p>
      <text:p text:style-name="P3">at Mr. Moon's front door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<text:soft-page-break/>[VERSE 5]</text:h>
      <text:p text:style-name="P3"><text:s text:c="4"/>G <text:s text:c="25"/></text:p>
      <text:p text:style-name="P3">And as we stop to rest a while </text:p>
      <text:p text:style-name="P3"><text:s text:c="12"/>C <text:s text:c="10"/>G </text:p>
      <text:p text:style-name="P3">where the soda river glides</text:p>
      <text:p text:style-name="P3"><text:s text:c="26"/>C <text:s text:c="7"/></text:p>
      <text:p text:style-name="P3">Up to the slip comes a pirate ship </text:p>
      <text:p text:style-name="P3"><text:s text:c="4"/>D <text:s text:c="12"/>D7 <text:s text:c="3"/></text:p>
      <text:p text:style-name="P3">to take us for a ride</text:p>
      <text:p text:style-name="P3"><text:s text:c="9"/>G <text:s text:c="20"/></text:p>
      <text:p text:style-name="P3">And the pony man's the captain </text:p>
      <text:p text:style-name="P3"><text:s text:c="11"/>C <text:s text:c="13"/>G <text:s text:c="2"/></text:p>
      <text:p text:style-name="P3">and the children are the crew</text:p>
      <text:p text:style-name="P3"><text:s text:c="26"/>C <text:s text:c="4"/></text:p>
      <text:p text:style-name="P3">And we go in search of treasure </text:p>
      <text:p text:style-name="P3"><text:s text:c="6"/>D <text:s text:c="20"/>G <text:s text:c="3"/></text:p>
      <text:p text:style-name="P3">and laugh the whole night through.</text:p>
      <text:h text:style-name="Heading_20_3" text:outline-level="3">[VERSE 6]</text:h>
      <text:p text:style-name="P3"><text:s text:c="5"/>G <text:s text:c="31"/></text:p>
      <text:p text:style-name="P3">And when the hold is filled with gold </text:p>
      <text:p text:style-name="P3"><text:s text:c="10"/>C <text:s text:c="13"/>G</text:p>
      <text:p text:style-name="P3">and the sails begin to strain</text:p>
      <text:p text:style-name="P3"><text:s text:c="33"/>C <text:s text:c="6"/></text:p>
      <text:p text:style-name="P3">And the deck's piled high with apple pie </text:p>
      <text:p text:style-name="P3"><text:s text:c="4"/>D <text:s text:c="13"/>D7 </text:p>
      <text:p text:style-name="P3">we head for port again</text:p>
      <text:p text:style-name="P3"><text:s text:c="5"/>G <text:s text:c="25"/></text:p>
      <text:p text:style-name="P3">And down the whirling staircase </text:p>
      <text:p text:style-name="P3"><text:s text:c="5"/>C <text:s text:c="14"/>G <text:s text:c="4"/></text:p>
      <text:p text:style-name="P3">so swift our ponies fly</text:p>
      <text:p text:style-name="P3"><text:s text:c="25"/>C <text:s text:c="8"/></text:p>
      <text:p text:style-name="P3">And we're safely in our beds again </text:p>
      <text:p text:style-name="P3"><text:s/>D <text:s text:c="25"/>G</text:p>
      <text:p text:style-name="P3">when the sunbeams kiss the sk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9M31S</meta:editing-duration>
    <meta:editing-cycles>37</meta:editing-cycles>
    <meta:generator>LibreOffice/5.2.6.2$MacOSX_X86_64 LibreOffice_project/a3100ed2409ebf1c212f5048fbe377c281438fdc</meta:generator>
    <dc:title>Lyrics + Chords</dc:title>
    <dc:date>2017-04-12T11:58:25.123025000</dc:date>
    <meta:print-date>2017-04-03T12:23:29.985893000</meta:print-date>
    <meta:document-statistic meta:table-count="0" meta:image-count="0" meta:object-count="0" meta:page-count="4" meta:paragraph-count="107" meta:word-count="389" meta:character-count="2868" meta:non-whitespace-character-count="129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